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_Summary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Week 1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2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3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4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5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6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7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8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9</text:p>
          </table:table-cell>
          <table:covered-table-cell table:style-name="ce18"/>
          <table:table-cell/>
        </table:table-row>
        <table:table-row table:style-name="ro1">
          <table:table-cell table:style-name="ce2"/>
          <table:table-cell table:style-name="ce8" office:value-type="string" calcext:value-type="string">
            <text:p>Treatment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D</text:p>
          </table:table-cell>
          <table:table-cell/>
        </table:table-row>
        <table:table-row table:style-name="ro1">
          <table:table-cell table:style-name="ce3" office:value-type="string" calcext:value-type="string">
            <text:p>Salinity</text:p>
          </table:table-cell>
          <table:table-cell table:style-name="ce9" office:value-type="string" calcext:value-type="string">
            <text:p>Incoming water</text:p>
          </table:table-cell>
          <table:table-cell table:style-name="ce14" office:value-type="float" office:value="30.87" calcext:value-type="float">
            <text:p>30.87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office:value-type="float" office:value="30.65" calcext:value-type="float">
            <text:p>30.65</text:p>
          </table:table-cell>
          <table:table-cell table:style-name="ce14" office:value-type="float" office:value="0.71" calcext:value-type="float">
            <text:p>0.71</text:p>
          </table:table-cell>
          <table:table-cell table:style-name="ce14" office:value-type="float" office:value="30.06" calcext:value-type="float">
            <text:p>30.06</text:p>
          </table:table-cell>
          <table:table-cell table:style-name="ce14" office:value-type="float" office:value="0.21" calcext:value-type="float">
            <text:p>0.21</text:p>
          </table:table-cell>
          <table:table-cell table:style-name="ce14" office:value-type="float" office:value="29.75" calcext:value-type="float">
            <text:p>29.75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office:value-type="float" office:value="28.88" calcext:value-type="float">
            <text:p>28.88</text:p>
          </table:table-cell>
          <table:table-cell table:style-name="ce14" office:value-type="float" office:value="1.07" calcext:value-type="float">
            <text:p>1.07</text:p>
          </table:table-cell>
          <table:table-cell table:style-name="ce14" office:value-type="float" office:value="30.1" calcext:value-type="float">
            <text:p>30.10</text:p>
          </table:table-cell>
          <table:table-cell table:style-name="ce14" office:value-type="float" office:value="0.69" calcext:value-type="float">
            <text:p>0.69</text:p>
          </table:table-cell>
          <table:table-cell table:style-name="ce14" office:value-type="float" office:value="26.81" calcext:value-type="float">
            <text:p>26.81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28.39" calcext:value-type="float">
            <text:p>28.39</text:p>
          </table:table-cell>
          <table:table-cell table:style-name="ce14" office:value-type="float" office:value="0.14" calcext:value-type="float">
            <text:p>0.14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Temperature</text:p>
          </table:table-cell>
          <table:table-cell table:style-name="ce8" office:value-type="string" calcext:value-type="string">
            <text:p>Ambient+Placebo</text:p>
          </table:table-cell>
          <table:table-cell table:style-name="ce15" office:value-type="float" office:value="27.9" calcext:value-type="float">
            <text:p>27.90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27.94" calcext:value-type="float">
            <text:p>27.94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27.98" calcext:value-type="float">
            <text:p>27.9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28.01" calcext:value-type="float">
            <text:p>28.01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28.01" calcext:value-type="float">
            <text:p>28.01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0.1" calcext:value-type="float">
            <text:p>0.10</text:p>
          </table:table-cell>
          <table:table-cell table:style-name="ce15" office:value-type="float" office:value="27.89" calcext:value-type="float">
            <text:p>27.89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0.69" calcext:value-type="float">
            <text:p>0.69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office:value-type="float" office:value="26.63" calcext:value-type="float">
            <text:p>26.63</text:p>
          </table:table-cell>
          <table:table-cell table:style-name="ce16" office:value-type="float" office:value="2.89" calcext:value-type="float">
            <text:p>2.89</text:p>
          </table:table-cell>
          <table:table-cell table:style-name="ce16" office:value-type="float" office:value="27.98" calcext:value-type="float">
            <text:p>27.98</text:p>
          </table:table-cell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27.99" calcext:value-type="float">
            <text:p>27.99</text:p>
          </table:table-cell>
          <table:table-cell table:style-name="ce16" office:value-type="float" office:value="0.03" calcext:value-type="float">
            <text:p>0.03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3" calcext:value-type="float">
            <text:p>0.03</text:p>
          </table:table-cell>
          <table:table-cell table:style-name="ce16" office:value-type="float" office:value="27.62" calcext:value-type="float">
            <text:p>27.62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27.97" calcext:value-type="float">
            <text:p>27.97</text:p>
          </table:table-cell>
          <table:table-cell table:style-name="ce16" office:value-type="float" office:value="0.13" calcext:value-type="float">
            <text:p>0.13</text:p>
          </table:table-cell>
          <table:table-cell table:style-name="ce16" office:value-type="float" office:value="27.91" calcext:value-type="float">
            <text:p>27.91</text:p>
          </table:table-cell>
          <table:table-cell table:style-name="ce16" office:value-type="float" office:value="0.2" calcext:value-type="float">
            <text:p>0.20</text:p>
          </table:table-cell>
          <table:table-cell table:style-name="ce16" office:value-type="float" office:value="27.77" calcext:value-type="float">
            <text:p>27.77</text:p>
          </table:table-cell>
          <table:table-cell table:style-name="ce16" office:value-type="float" office:value="0.51" calcext:value-type="float">
            <text:p>0.51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office:value-type="float" office:value="27.91" calcext:value-type="float">
            <text:p>27.91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28.17" calcext:value-type="float">
            <text:p>28.17</text:p>
          </table:table-cell>
          <table:table-cell table:style-name="ce16" office:value-type="float" office:value="0.55" calcext:value-type="float">
            <text:p>0.55</text:p>
          </table:table-cell>
          <table:table-cell table:style-name="ce16" office:value-type="float" office:value="27.95" calcext:value-type="float">
            <text:p>27.95</text:p>
          </table:table-cell>
          <table:table-cell table:style-name="ce16" office:value-type="float" office:value="0.13" calcext:value-type="float">
            <text:p>0.13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27.62" calcext:value-type="float">
            <text:p>27.62</text:p>
          </table:table-cell>
          <table:table-cell table:style-name="ce16" office:value-type="float" office:value="0.64" calcext:value-type="float">
            <text:p>0.64</text:p>
          </table:table-cell>
          <table:table-cell table:style-name="ce16" office:value-type="float" office:value="27.97" calcext:value-type="float">
            <text:p>27.97</text:p>
          </table:table-cell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27.89" calcext:value-type="float">
            <text:p>27.89</text:p>
          </table:table-cell>
          <table:table-cell table:style-name="ce16" office:value-type="float" office:value="0.22" calcext:value-type="float">
            <text:p>0.22</text:p>
          </table:table-cell>
          <table:table-cell table:style-name="ce16" office:value-type="float" office:value="27.99" calcext:value-type="float">
            <text:p>27.99</text:p>
          </table:table-cell>
          <table:table-cell table:style-name="ce16" office:value-type="float" office:value="0.03" calcext:value-type="float">
            <text:p>0.03</text:p>
          </table:table-cell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office:value-type="float" office:value="27.92" calcext:value-type="float">
            <text:p>27.92</text:p>
          </table:table-cell>
          <table:table-cell table:style-name="ce17" office:value-type="float" office:value="0.11" calcext:value-type="float">
            <text:p>0.11</text:p>
          </table:table-cell>
          <table:table-cell table:style-name="ce17" office:value-type="float" office:value="28" calcext:value-type="float">
            <text:p>28.00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office:value-type="float" office:value="27.95" calcext:value-type="float">
            <text:p>27.95</text:p>
          </table:table-cell>
          <table:table-cell table:style-name="ce17" office:value-type="float" office:value="0.14" calcext:value-type="float">
            <text:p>0.14</text:p>
          </table:table-cell>
          <table:table-cell table:style-name="ce17" office:value-type="float" office:value="28.03" calcext:value-type="float">
            <text:p>28.03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8.03" calcext:value-type="float">
            <text:p>28.03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7.67" calcext:value-type="float">
            <text:p>27.67</text:p>
          </table:table-cell>
          <table:table-cell table:style-name="ce17" office:value-type="float" office:value="0.57" calcext:value-type="float">
            <text:p>0.57</text:p>
          </table:table-cell>
          <table:table-cell table:style-name="ce17" office:value-type="float" office:value="27.99" calcext:value-type="float">
            <text:p>27.99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office:value-type="float" office:value="27.88" calcext:value-type="float">
            <text:p>27.88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office:value-type="float" office:value="27.98" calcext:value-type="float">
            <text:p>27.98</text:p>
          </table:table-cell>
          <table:table-cell table:style-name="ce17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NH4</text:p>
          </table:table-cell>
          <table:table-cell table:style-name="ce8" office:value-type="string" calcext:value-type="string">
            <text:p>Ambient+Placebo</text:p>
          </table:table-cell>
          <table:table-cell table:style-name="ce15" table:number-columns-repeated="2"/>
          <table:table-cell table:style-name="ce15" office:value-type="float" office:value="0.26" calcext:value-type="float">
            <text:p>0.2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table:number-columns-repeated="2"/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6.36" calcext:value-type="float">
            <text:p>6.36</text:p>
          </table:table-cell>
          <table:table-cell table:style-name="ce15" office:value-type="float" office:value="3.59" calcext:value-type="float">
            <text:p>3.59</text:p>
          </table:table-cell>
          <table:table-cell table:style-name="ce15" office:value-type="float" office:value="2.81" calcext:value-type="float">
            <text:p>2.81</text:p>
          </table:table-cell>
          <table:table-cell table:style-name="ce15" office:value-type="float" office:value="2.57" calcext:value-type="float">
            <text:p>2.57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number-columns-repeated="2"/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table:number-columns-repeated="2"/>
          <table:table-cell table:style-name="ce16" office:value-type="float" office:value="0.73" calcext:value-type="float">
            <text:p>0.73</text:p>
          </table:table-cell>
          <table:table-cell table:style-name="ce16" office:value-type="float" office:value="0.32" calcext:value-type="float">
            <text:p>0.32</text:p>
          </table:table-cell>
          <table:table-cell table:style-name="ce16" office:value-type="float" office:value="8.68" calcext:value-type="float">
            <text:p>8.68</text:p>
          </table:table-cell>
          <table:table-cell table:style-name="ce16" office:value-type="float" office:value="1.63" calcext:value-type="float">
            <text:p>1.63</text:p>
          </table:table-cell>
          <table:table-cell table:style-name="ce16" office:value-type="float" office:value="5.16" calcext:value-type="float">
            <text:p>5.16</text:p>
          </table:table-cell>
          <table:table-cell table:style-name="ce16" office:value-type="float" office:value="2.13" calcext:value-type="float">
            <text:p>2.13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0.74" calcext:value-type="float">
            <text:p>0.74</text:p>
          </table:table-cell>
          <table:table-cell table:style-name="ce16" office:value-type="float" office:value="12.86" calcext:value-type="float">
            <text:p>12.86</text:p>
          </table:table-cell>
          <table:table-cell table:style-name="ce16" office:value-type="float" office:value="6.94" calcext:value-type="float">
            <text:p>6.94</text:p>
          </table:table-cell>
          <table:table-cell table:style-name="ce16" office:value-type="float" office:value="3.76" calcext:value-type="float">
            <text:p>3.76</text:p>
          </table:table-cell>
          <table:table-cell table:style-name="ce16" office:value-type="float" office:value="3.65" calcext:value-type="float">
            <text:p>3.65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office:value-type="float" office:value="6.56" calcext:value-type="float">
            <text:p>6.56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7.84" calcext:value-type="float">
            <text:p>7.84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7.52" calcext:value-type="float">
            <text:p>7.52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10.34" calcext:value-type="float">
            <text:p>10.34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22.07" calcext:value-type="float">
            <text:p>22.07</text:p>
          </table:table-cell>
          <table:table-cell table:style-name="ce16" office:value-type="float" office:value="5.23" calcext:value-type="float">
            <text:p>5.23</text:p>
          </table:table-cell>
          <table:table-cell table:style-name="ce16" office:value-type="float" office:value="9.73" calcext:value-type="float">
            <text:p>9.73</text:p>
          </table:table-cell>
          <table:table-cell table:style-name="ce16" office:value-type="float" office:value="4.26" calcext:value-type="float">
            <text:p>4.26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1.13" calcext:value-type="float">
            <text:p>1.13</text:p>
          </table:table-cell>
          <table:table-cell table:style-name="ce16" office:value-type="float" office:value="7.94" calcext:value-type="float">
            <text:p>7.94</text:p>
          </table:table-cell>
          <table:table-cell table:style-name="ce16" office:value-type="float" office:value="3.6" calcext:value-type="float">
            <text:p>3.60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2.41" calcext:value-type="float">
            <text:p>2.41</text:p>
          </table:table-cell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office:value-type="float" office:value="7.51" calcext:value-type="float">
            <text:p>7.51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8.18" calcext:value-type="float">
            <text:p>8.18</text:p>
          </table:table-cell>
          <table:table-cell table:style-name="ce17" office:value-type="float" office:value="3.17" calcext:value-type="float">
            <text:p>3.17</text:p>
          </table:table-cell>
          <table:table-cell table:style-name="ce17" office:value-type="float" office:value="8.47" calcext:value-type="float">
            <text:p>8.47</text:p>
          </table:table-cell>
          <table:table-cell table:style-name="ce17" office:value-type="float" office:value="1.9" calcext:value-type="float">
            <text:p>1.90</text:p>
          </table:table-cell>
          <table:table-cell table:style-name="ce17" office:value-type="float" office:value="8.98" calcext:value-type="float">
            <text:p>8.98</text:p>
          </table:table-cell>
          <table:table-cell table:style-name="ce17" office:value-type="float" office:value="3.16" calcext:value-type="float">
            <text:p>3.16</text:p>
          </table:table-cell>
          <table:table-cell table:style-name="ce17" office:value-type="float" office:value="21.87" calcext:value-type="float">
            <text:p>21.87</text:p>
          </table:table-cell>
          <table:table-cell table:style-name="ce17" office:value-type="float" office:value="4.67" calcext:value-type="float">
            <text:p>4.67</text:p>
          </table:table-cell>
          <table:table-cell table:style-name="ce17" office:value-type="float" office:value="10.22" calcext:value-type="float">
            <text:p>10.22</text:p>
          </table:table-cell>
          <table:table-cell table:style-name="ce17" office:value-type="float" office:value="4.82" calcext:value-type="float">
            <text:p>4.82</text:p>
          </table:table-cell>
          <table:table-cell table:style-name="ce17" office:value-type="float" office:value="3.92" calcext:value-type="float">
            <text:p>3.92</text:p>
          </table:table-cell>
          <table:table-cell table:style-name="ce17" office:value-type="float" office:value="1.9" calcext:value-type="float">
            <text:p>1.90</text:p>
          </table:table-cell>
          <table:table-cell table:style-name="ce17" office:value-type="float" office:value="12.71" calcext:value-type="float">
            <text:p>12.71</text:p>
          </table:table-cell>
          <table:table-cell table:style-name="ce17" office:value-type="float" office:value="4.11" calcext:value-type="float">
            <text:p>4.11</text:p>
          </table:table-cell>
          <table:table-cell table:style-name="ce17" office:value-type="float" office:value="6.61" calcext:value-type="float">
            <text:p>6.61</text:p>
          </table:table-cell>
          <table:table-cell table:style-name="ce17" office:value-type="float" office:value="3.25" calcext:value-type="float">
            <text:p>3.25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4">
            <text:p>PO4</text:p>
          </table:table-cell>
          <table:table-cell office:value-type="string" calcext:value-type="string">
            <text:p>Ambient+Placebo</text:p>
          </table:table-cell>
          <table:table-cell table:style-name="ce15" table:number-columns-repeated="8"/>
          <table:table-cell table:style-name="ce15" office:value-type="float" office:value="0.4" calcext:value-type="float">
            <text:p>0.40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69" calcext:value-type="float">
            <text:p>0.69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number-columns-repeated="8"/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11" calcext:value-type="float">
            <text:p>0.1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38" calcext:value-type="float">
            <text:p>0.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0.4" calcext:value-type="float">
            <text:p>0.40</text:p>
          </table:table-cell>
          <table:table-cell table:style-name="ce16" office:value-type="float" office:value="1.7" calcext:value-type="float">
            <text:p>1.70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1.01" calcext:value-type="float">
            <text:p>1.01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number-columns-repeated="8"/>
          <table:table-cell table:style-name="ce16" office:value-type="float" office:value="0.21" calcext:value-type="float">
            <text:p>0.21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71" calcext:value-type="float">
            <text:p>1.7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0.19" calcext:value-type="float">
            <text:p>0.19</text:p>
          </table:table-cell>
          <table:table-cell table:style-name="ce16" office:value-type="float" office:value="1.49" calcext:value-type="float">
            <text:p>1.49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0.94" calcext:value-type="float">
            <text:p>0.94</text:p>
          </table:table-cell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number-columns-repeated="8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14" calcext:value-type="float">
            <text:p>0.14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.41" calcext:value-type="float">
            <text:p>0.41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Week 1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2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3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4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5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6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7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Week 8</text:p>
          </table:table-cell>
          <table:covered-table-cell table:style-name="ce18"/>
          <table:table-cell table:style-name="ce12" table:number-columns-spanned="2" table:number-rows-spanned="1"/>
          <table:covered-table-cell table:style-name="ce18"/>
          <table:table-cell/>
        </table:table-row>
        <table:table-row table:style-name="ro1">
          <table:table-cell table:style-name="ce2"/>
          <table:table-cell table:style-name="ce11" office:value-type="string" calcext:value-type="string">
            <text:p>Treatment</text:p>
          </table:table-cell>
          <table:table-cell table:style-name="ce13" office:value-type="string" calcext:value-type="string">
            <text:p>Week 1</text:p>
          </table:table-cell>
          <table:table-cell table:style-name="ce13" office:value-type="string" calcext:value-type="string">
            <text:p>Week 2</text:p>
          </table:table-cell>
          <table:table-cell table:style-name="ce13" office:value-type="string" calcext:value-type="string">
            <text:p>Week 3</text:p>
          </table:table-cell>
          <table:table-cell table:style-name="ce13" office:value-type="string" calcext:value-type="string">
            <text:p>Week 4</text:p>
          </table:table-cell>
          <table:table-cell table:style-name="ce13" office:value-type="string" calcext:value-type="string">
            <text:p>Week 5</text:p>
          </table:table-cell>
          <table:table-cell table:style-name="ce13" office:value-type="string" calcext:value-type="string">
            <text:p>Week 6</text:p>
          </table:table-cell>
          <table:table-cell table:style-name="ce13" office:value-type="string" calcext:value-type="string">
            <text:p>Week 7</text:p>
          </table:table-cell>
          <table:table-cell table:style-name="ce13" office:value-type="string" calcext:value-type="string">
            <text:p>Week 8</text:p>
          </table:table-cell>
          <table:table-cell table:style-name="ce13" office:value-type="string" calcext:value-type="string">
            <text:p>Week 9</text:p>
          </table:table-cell>
          <table:table-cell table:number-columns-repeated="8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Salinity Incoming</text:p>
          </table:table-cell>
          <table:table-cell table:style-name="ce9" office:value-type="string" calcext:value-type="string">
            <text:p>Incoming water</text:p>
          </table:table-cell>
          <table:table-cell table:style-name="ce14" table:formula="of:=CONCATENATE([.C3]; &quot;+(&quot;; [.D3]; &quot;)&quot;)" office:value-type="string" office:string-value="30.87+(0.57)" calcext:value-type="string">
            <text:p>30.87+(0.57)</text:p>
          </table:table-cell>
          <table:table-cell table:style-name="ce14" table:formula="of:=CONCATENATE([.E3]; &quot;+(&quot;; [.F3]; &quot;)&quot;)" office:value-type="string" office:string-value="30.65+(0.71)" calcext:value-type="string">
            <text:p>30.65+(0.71)</text:p>
          </table:table-cell>
          <table:table-cell table:style-name="ce14" table:formula="of:=CONCATENATE([.G3]; &quot;+(&quot;; [.H3]; &quot;)&quot;)" office:value-type="string" office:string-value="30.06+(0.21)" calcext:value-type="string">
            <text:p>30.06+(0.21)</text:p>
          </table:table-cell>
          <table:table-cell table:style-name="ce14" table:formula="of:=CONCATENATE([.I3]; &quot;+(&quot;; [.J3]; &quot;)&quot;)" office:value-type="string" office:string-value="29.75+(0.13)" calcext:value-type="string">
            <text:p>29.75+(0.13)</text:p>
          </table:table-cell>
          <table:table-cell table:style-name="ce14" table:formula="of:=CONCATENATE([.K3]; &quot;+(&quot;; [.L3]; &quot;)&quot;)" office:value-type="string" office:string-value="28.88+(1.07)" calcext:value-type="string">
            <text:p>28.88+(1.07)</text:p>
          </table:table-cell>
          <table:table-cell table:style-name="ce14" table:formula="of:=CONCATENATE([.M3]; &quot;+(&quot;; [.N3]; &quot;)&quot;)" office:value-type="string" office:string-value="30.1+(0.69)" calcext:value-type="string">
            <text:p>30.1+(0.69)</text:p>
          </table:table-cell>
          <table:table-cell table:style-name="ce14" table:formula="of:=CONCATENATE([.O3]; &quot;+(&quot;; [.P3]; &quot;)&quot;)" office:value-type="string" office:string-value="26.81+(0.86)" calcext:value-type="string">
            <text:p>26.81+(0.86)</text:p>
          </table:table-cell>
          <table:table-cell table:style-name="ce14" table:formula="of:=CONCATENATE([.Q3]; &quot;+(&quot;; [.R3]; &quot;)&quot;)" office:value-type="string" office:string-value="28.39+(0.14)" calcext:value-type="string">
            <text:p>28.39+(0.14)</text:p>
          </table:table-cell>
          <table:table-cell table:style-name="ce14" table:formula="of:=CONCATENATE([.S3]; &quot;+(&quot;; [.T3]; &quot;)&quot;)" office:value-type="string" office:string-value="+()" calcext:value-type="string">
            <text:p>+()</text:p>
          </table:table-cell>
          <table:table-cell table:number-columns-repeated="2"/>
          <table:table-cell table:style-name="ce14"/>
          <table:table-cell table:number-columns-repeated="5"/>
          <table:table-cell table:style-name="ce14"/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Temperature</text:p>
          </table:table-cell>
          <table:table-cell table:style-name="ce8" office:value-type="string" calcext:value-type="string">
            <text:p>Ambient+Placebo</text:p>
          </table:table-cell>
          <table:table-cell table:style-name="ce15" table:formula="of:=CONCATENATE([.C4]; &quot;+(&quot;; [.D4]; &quot;)&quot;)" office:value-type="string" office:string-value="27.9+(0.15)" calcext:value-type="string">
            <text:p>27.9+(0.15)</text:p>
          </table:table-cell>
          <table:table-cell table:style-name="ce15" table:formula="of:=CONCATENATE([.E4]; &quot;+(&quot;; [.F4]; &quot;)&quot;)" office:value-type="string" office:string-value="27.94+(0.17)" calcext:value-type="string">
            <text:p>27.94+(0.17)</text:p>
          </table:table-cell>
          <table:table-cell table:style-name="ce15" table:formula="of:=CONCATENATE([.G4]; &quot;+(&quot;; [.H4]; &quot;)&quot;)" office:value-type="string" office:string-value="27.98+(0.02)" calcext:value-type="string">
            <text:p>27.98+(0.02)</text:p>
          </table:table-cell>
          <table:table-cell table:style-name="ce15" table:formula="of:=CONCATENATE([.I4]; &quot;+(&quot;; [.J4]; &quot;)&quot;)" office:value-type="string" office:string-value="28.01+(0.03)" calcext:value-type="string">
            <text:p>28.01+(0.03)</text:p>
          </table:table-cell>
          <table:table-cell table:style-name="ce15" table:formula="of:=CONCATENATE([.K4]; &quot;+(&quot;; [.L4]; &quot;)&quot;)" office:value-type="string" office:string-value="28.01+(0.03)" calcext:value-type="string">
            <text:p>28.01+(0.03)</text:p>
          </table:table-cell>
          <table:table-cell table:style-name="ce15" table:formula="of:=CONCATENATE([.M4]; &quot;+(&quot;; [.N4]; &quot;)&quot;)" office:value-type="string" office:string-value="27.6+(0.66)" calcext:value-type="string">
            <text:p>27.6+(0.66)</text:p>
          </table:table-cell>
          <table:table-cell table:style-name="ce15" table:formula="of:=CONCATENATE([.O4]; &quot;+(&quot;; [.P4]; &quot;)&quot;)" office:value-type="string" office:string-value="27.96+(0.1)" calcext:value-type="string">
            <text:p>27.96+(0.1)</text:p>
          </table:table-cell>
          <table:table-cell table:style-name="ce15" table:formula="of:=CONCATENATE([.Q4]; &quot;+(&quot;; [.R4]; &quot;)&quot;)" office:value-type="string" office:string-value="27.89+(0.21)" calcext:value-type="string">
            <text:p>27.89+(0.21)</text:p>
          </table:table-cell>
          <table:table-cell table:style-name="ce15" table:formula="of:=CONCATENATE([.S4]; &quot;+(&quot;; [.T4]; &quot;)&quot;)" office:value-type="string" office:string-value="27.71+(0.69)" calcext:value-type="string">
            <text:p>27.71+(0.69)</text:p>
          </table:table-cell>
          <table:table-cell table:number-columns-repeated="2"/>
          <table:table-cell table:style-name="ce15"/>
          <table:table-cell table:number-columns-repeated="5"/>
          <table:table-cell table:style-name="ce15"/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formula="of:=CONCATENATE([.C5]; &quot;+(&quot;; [.D5]; &quot;)&quot;)" office:value-type="string" office:string-value="26.63+(2.89)" calcext:value-type="string">
            <text:p>26.63+(2.89)</text:p>
          </table:table-cell>
          <table:table-cell table:style-name="ce16" table:formula="of:=CONCATENATE([.E5]; &quot;+(&quot;; [.F5]; &quot;)&quot;)" office:value-type="string" office:string-value="27.98+(0.09)" calcext:value-type="string">
            <text:p>27.98+(0.09)</text:p>
          </table:table-cell>
          <table:table-cell table:style-name="ce16" table:formula="of:=CONCATENATE([.G5]; &quot;+(&quot;; [.H5]; &quot;)&quot;)" office:value-type="string" office:string-value="27.99+(0.03)" calcext:value-type="string">
            <text:p>27.99+(0.03)</text:p>
          </table:table-cell>
          <table:table-cell table:style-name="ce16" table:formula="of:=CONCATENATE([.I5]; &quot;+(&quot;; [.J5]; &quot;)&quot;)" office:value-type="string" office:string-value="28.02+(0.01)" calcext:value-type="string">
            <text:p>28.02+(0.01)</text:p>
          </table:table-cell>
          <table:table-cell table:style-name="ce16" table:formula="of:=CONCATENATE([.K5]; &quot;+(&quot;; [.L5]; &quot;)&quot;)" office:value-type="string" office:string-value="28.02+(0.03)" calcext:value-type="string">
            <text:p>28.02+(0.03)</text:p>
          </table:table-cell>
          <table:table-cell table:style-name="ce16" table:formula="of:=CONCATENATE([.M5]; &quot;+(&quot;; [.N5]; &quot;)&quot;)" office:value-type="string" office:string-value="27.62+(0.66)" calcext:value-type="string">
            <text:p>27.62+(0.66)</text:p>
          </table:table-cell>
          <table:table-cell table:style-name="ce16" table:formula="of:=CONCATENATE([.O5]; &quot;+(&quot;; [.P5]; &quot;)&quot;)" office:value-type="string" office:string-value="27.97+(0.13)" calcext:value-type="string">
            <text:p>27.97+(0.13)</text:p>
          </table:table-cell>
          <table:table-cell table:style-name="ce16" table:formula="of:=CONCATENATE([.Q5]; &quot;+(&quot;; [.R5]; &quot;)&quot;)" office:value-type="string" office:string-value="27.91+(0.2)" calcext:value-type="string">
            <text:p>27.91+(0.2)</text:p>
          </table:table-cell>
          <table:table-cell table:style-name="ce16" table:formula="of:=CONCATENATE([.S5]; &quot;+(&quot;; [.T5]; &quot;)&quot;)" office:value-type="string" office:string-value="27.77+(0.51)" calcext:value-type="string">
            <text:p>27.77+(0.51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formula="of:=CONCATENATE([.C6]; &quot;+(&quot;; [.D6]; &quot;)&quot;)" office:value-type="string" office:string-value="27.91+(0.14)" calcext:value-type="string">
            <text:p>27.91+(0.14)</text:p>
          </table:table-cell>
          <table:table-cell table:style-name="ce16" table:formula="of:=CONCATENATE([.E6]; &quot;+(&quot;; [.F6]; &quot;)&quot;)" office:value-type="string" office:string-value="28.17+(0.55)" calcext:value-type="string">
            <text:p>28.17+(0.55)</text:p>
          </table:table-cell>
          <table:table-cell table:style-name="ce16" table:formula="of:=CONCATENATE([.G6]; &quot;+(&quot;; [.H6]; &quot;)&quot;)" office:value-type="string" office:string-value="27.95+(0.13)" calcext:value-type="string">
            <text:p>27.95+(0.13)</text:p>
          </table:table-cell>
          <table:table-cell table:style-name="ce16" table:formula="of:=CONCATENATE([.I6]; &quot;+(&quot;; [.J6]; &quot;)&quot;)" office:value-type="string" office:string-value="28.02+(0.01)" calcext:value-type="string">
            <text:p>28.02+(0.01)</text:p>
          </table:table-cell>
          <table:table-cell table:style-name="ce16" table:formula="of:=CONCATENATE([.K6]; &quot;+(&quot;; [.L6]; &quot;)&quot;)" office:value-type="string" office:string-value="28.02+(0.02)" calcext:value-type="string">
            <text:p>28.02+(0.02)</text:p>
          </table:table-cell>
          <table:table-cell table:style-name="ce16" table:formula="of:=CONCATENATE([.M6]; &quot;+(&quot;; [.N6]; &quot;)&quot;)" office:value-type="string" office:string-value="27.62+(0.64)" calcext:value-type="string">
            <text:p>27.62+(0.64)</text:p>
          </table:table-cell>
          <table:table-cell table:style-name="ce16" table:formula="of:=CONCATENATE([.O6]; &quot;+(&quot;; [.P6]; &quot;)&quot;)" office:value-type="string" office:string-value="27.97+(0.09)" calcext:value-type="string">
            <text:p>27.97+(0.09)</text:p>
          </table:table-cell>
          <table:table-cell table:style-name="ce16" table:formula="of:=CONCATENATE([.Q6]; &quot;+(&quot;; [.R6]; &quot;)&quot;)" office:value-type="string" office:string-value="27.89+(0.22)" calcext:value-type="string">
            <text:p>27.89+(0.22)</text:p>
          </table:table-cell>
          <table:table-cell table:style-name="ce16" table:formula="of:=CONCATENATE([.S6]; &quot;+(&quot;; [.T6]; &quot;)&quot;)" office:value-type="string" office:string-value="27.99+(0.03)" calcext:value-type="string">
            <text:p>27.99+(0.03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formula="of:=CONCATENATE([.C7]; &quot;+(&quot;; [.D7]; &quot;)&quot;)" office:value-type="string" office:string-value="27.92+(0.11)" calcext:value-type="string">
            <text:p>27.92+(0.11)</text:p>
          </table:table-cell>
          <table:table-cell table:style-name="ce17" table:formula="of:=CONCATENATE([.E7]; &quot;+(&quot;; [.F7]; &quot;)&quot;)" office:value-type="string" office:string-value="28+(0.06)" calcext:value-type="string">
            <text:p>28+(0.06)</text:p>
          </table:table-cell>
          <table:table-cell table:style-name="ce17" table:formula="of:=CONCATENATE([.G7]; &quot;+(&quot;; [.H7]; &quot;)&quot;)" office:value-type="string" office:string-value="27.95+(0.14)" calcext:value-type="string">
            <text:p>27.95+(0.14)</text:p>
          </table:table-cell>
          <table:table-cell table:style-name="ce17" table:formula="of:=CONCATENATE([.I7]; &quot;+(&quot;; [.J7]; &quot;)&quot;)" office:value-type="string" office:string-value="28.03+(0.01)" calcext:value-type="string">
            <text:p>28.03+(0.01)</text:p>
          </table:table-cell>
          <table:table-cell table:style-name="ce17" table:formula="of:=CONCATENATE([.K7]; &quot;+(&quot;; [.L7]; &quot;)&quot;)" office:value-type="string" office:string-value="28.03+(0.01)" calcext:value-type="string">
            <text:p>28.03+(0.01)</text:p>
          </table:table-cell>
          <table:table-cell table:style-name="ce17" table:formula="of:=CONCATENATE([.M7]; &quot;+(&quot;; [.N7]; &quot;)&quot;)" office:value-type="string" office:string-value="27.67+(0.57)" calcext:value-type="string">
            <text:p>27.67+(0.57)</text:p>
          </table:table-cell>
          <table:table-cell table:style-name="ce17" table:formula="of:=CONCATENATE([.O7]; &quot;+(&quot;; [.P7]; &quot;)&quot;)" office:value-type="string" office:string-value="27.99+(0.06)" calcext:value-type="string">
            <text:p>27.99+(0.06)</text:p>
          </table:table-cell>
          <table:table-cell table:style-name="ce17" table:formula="of:=CONCATENATE([.Q7]; &quot;+(&quot;; [.R7]; &quot;)&quot;)" office:value-type="string" office:string-value="27.88+(0.23)" calcext:value-type="string">
            <text:p>27.88+(0.23)</text:p>
          </table:table-cell>
          <table:table-cell table:style-name="ce17" table:formula="of:=CONCATENATE([.S7]; &quot;+(&quot;; [.T7]; &quot;)&quot;)" office:value-type="string" office:string-value="27.98+(0.04)" calcext:value-type="string">
            <text:p>27.98+(0.04)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/>
        </table:table-row>
        <table:table-row table:style-name="ro1">
          <table:table-cell table:style-name="ce4" office:value-type="string" calcext:value-type="string" table:number-columns-spanned="1" table:number-rows-spanned="4">
            <text:p>NH4</text:p>
          </table:table-cell>
          <table:table-cell table:style-name="ce8" office:value-type="string" calcext:value-type="string">
            <text:p>Ambient+Placebo</text:p>
          </table:table-cell>
          <table:table-cell table:style-name="ce15"/>
          <table:table-cell table:style-name="ce15" table:formula="of:=CONCATENATE([.E8]; &quot;+(&quot;; [.F8]; &quot;)&quot;)" office:value-type="string" office:string-value="0.26+(0.02)" calcext:value-type="string">
            <text:p>0.26+(0.02)</text:p>
          </table:table-cell>
          <table:table-cell table:style-name="ce15"/>
          <table:table-cell table:style-name="ce15" table:formula="of:=CONCATENATE([.I8]; &quot;+(&quot;; [.J8]; &quot;)&quot;)" office:value-type="string" office:string-value="0.62+(0.37)" calcext:value-type="string">
            <text:p>0.62+(0.37)</text:p>
          </table:table-cell>
          <table:table-cell table:style-name="ce15" table:formula="of:=CONCATENATE([.K8]; &quot;+(&quot;; [.L8]; &quot;)&quot;)" office:value-type="string" office:string-value="7.52+(2.52)" calcext:value-type="string">
            <text:p>7.52+(2.52)</text:p>
          </table:table-cell>
          <table:table-cell table:style-name="ce15" table:formula="of:=CONCATENATE([.M8]; &quot;+(&quot;; [.N8]; &quot;)&quot;)" office:value-type="string" office:string-value="2.96+(1.7)" calcext:value-type="string">
            <text:p>2.96+(1.7)</text:p>
          </table:table-cell>
          <table:table-cell table:style-name="ce15" table:formula="of:=CONCATENATE([.O8]; &quot;+(&quot;; [.P8]; &quot;)&quot;)" office:value-type="string" office:string-value="1.42+(0.37)" calcext:value-type="string">
            <text:p>1.42+(0.37)</text:p>
          </table:table-cell>
          <table:table-cell table:style-name="ce15" table:formula="of:=CONCATENATE([.Q8]; &quot;+(&quot;; [.R8]; &quot;)&quot;)" office:value-type="string" office:string-value="6.36+(3.59)" calcext:value-type="string">
            <text:p>6.36+(3.59)</text:p>
          </table:table-cell>
          <table:table-cell table:style-name="ce15" table:formula="of:=CONCATENATE([.S8]; &quot;+(&quot;; [.T8]; &quot;)&quot;)" office:value-type="string" office:string-value="2.81+(2.57)" calcext:value-type="string">
            <text:p>2.81+(2.57)</text:p>
          </table:table-cell>
          <table:table-cell table:number-columns-repeated="2"/>
          <table:table-cell table:style-name="ce15"/>
          <table:table-cell table:number-columns-repeated="5"/>
          <table:table-cell table:style-name="ce15"/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/>
          <table:table-cell table:style-name="ce16" table:formula="of:=CONCATENATE([.E9]; &quot;+(&quot;; [.F9]; &quot;)&quot;)" office:value-type="string" office:string-value="0.41+(0.01)" calcext:value-type="string">
            <text:p>0.41+(0.01)</text:p>
          </table:table-cell>
          <table:table-cell table:style-name="ce16"/>
          <table:table-cell table:style-name="ce16" table:formula="of:=CONCATENATE([.I9]; &quot;+(&quot;; [.J9]; &quot;)&quot;)" office:value-type="string" office:string-value="0.73+(0.32)" calcext:value-type="string">
            <text:p>0.73+(0.32)</text:p>
          </table:table-cell>
          <table:table-cell table:style-name="ce16" table:formula="of:=CONCATENATE([.K9]; &quot;+(&quot;; [.L9]; &quot;)&quot;)" office:value-type="string" office:string-value="8.68+(1.63)" calcext:value-type="string">
            <text:p>8.68+(1.63)</text:p>
          </table:table-cell>
          <table:table-cell table:style-name="ce16" table:formula="of:=CONCATENATE([.M9]; &quot;+(&quot;; [.N9]; &quot;)&quot;)" office:value-type="string" office:string-value="5.16+(2.13)" calcext:value-type="string">
            <text:p>5.16+(2.13)</text:p>
          </table:table-cell>
          <table:table-cell table:style-name="ce16" table:formula="of:=CONCATENATE([.O9]; &quot;+(&quot;; [.P9]; &quot;)&quot;)" office:value-type="string" office:string-value="1.98+(0.74)" calcext:value-type="string">
            <text:p>1.98+(0.74)</text:p>
          </table:table-cell>
          <table:table-cell table:style-name="ce16" table:formula="of:=CONCATENATE([.Q9]; &quot;+(&quot;; [.R9]; &quot;)&quot;)" office:value-type="string" office:string-value="12.86+(6.94)" calcext:value-type="string">
            <text:p>12.86+(6.94)</text:p>
          </table:table-cell>
          <table:table-cell table:style-name="ce16" table:formula="of:=CONCATENATE([.S9]; &quot;+(&quot;; [.T9]; &quot;)&quot;)" office:value-type="string" office:string-value="3.76+(3.65)" calcext:value-type="string">
            <text:p>3.76+(3.65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formula="of:=CONCATENATE([.C10]; &quot;+(&quot;; [.D10]; &quot;)&quot;)" office:value-type="string" office:string-value="6.56+(3.49)" calcext:value-type="string">
            <text:p>6.56+(3.49)</text:p>
          </table:table-cell>
          <table:table-cell table:style-name="ce16" table:formula="of:=CONCATENATE([.E10]; &quot;+(&quot;; [.F10]; &quot;)&quot;)" office:value-type="string" office:string-value="7.84+(3.18)" calcext:value-type="string">
            <text:p>7.84+(3.18)</text:p>
          </table:table-cell>
          <table:table-cell table:style-name="ce16" table:formula="of:=CONCATENATE([.G10]; &quot;+(&quot;; [.H10]; &quot;)&quot;)" office:value-type="string" office:string-value="7.52+(2.63)" calcext:value-type="string">
            <text:p>7.52+(2.63)</text:p>
          </table:table-cell>
          <table:table-cell table:style-name="ce16" table:formula="of:=CONCATENATE([.I10]; &quot;+(&quot;; [.J10]; &quot;)&quot;)" office:value-type="string" office:string-value="10.34+(6.15)" calcext:value-type="string">
            <text:p>10.34+(6.15)</text:p>
          </table:table-cell>
          <table:table-cell table:style-name="ce16" table:formula="of:=CONCATENATE([.K10]; &quot;+(&quot;; [.L10]; &quot;)&quot;)" office:value-type="string" office:string-value="22.07+(5.23)" calcext:value-type="string">
            <text:p>22.07+(5.23)</text:p>
          </table:table-cell>
          <table:table-cell table:style-name="ce16" table:formula="of:=CONCATENATE([.M10]; &quot;+(&quot;; [.N10]; &quot;)&quot;)" office:value-type="string" office:string-value="9.73+(4.26)" calcext:value-type="string">
            <text:p>9.73+(4.26)</text:p>
          </table:table-cell>
          <table:table-cell table:style-name="ce16" table:formula="of:=CONCATENATE([.O10]; &quot;+(&quot;; [.P10]; &quot;)&quot;)" office:value-type="string" office:string-value="3.25+(1.13)" calcext:value-type="string">
            <text:p>3.25+(1.13)</text:p>
          </table:table-cell>
          <table:table-cell table:style-name="ce16" table:formula="of:=CONCATENATE([.Q10]; &quot;+(&quot;; [.R10]; &quot;)&quot;)" office:value-type="string" office:string-value="7.94+(3.6)" calcext:value-type="string">
            <text:p>7.94+(3.6)</text:p>
          </table:table-cell>
          <table:table-cell table:style-name="ce16" table:formula="of:=CONCATENATE([.S10]; &quot;+(&quot;; [.T10]; &quot;)&quot;)" office:value-type="string" office:string-value="5.05+(2.41)" calcext:value-type="string">
            <text:p>5.05+(2.41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formula="of:=CONCATENATE([.C11]; &quot;+(&quot;; [.D11]; &quot;)&quot;)" office:value-type="string" office:string-value="7.51+(2.94)" calcext:value-type="string">
            <text:p>7.51+(2.94)</text:p>
          </table:table-cell>
          <table:table-cell table:style-name="ce17" table:formula="of:=CONCATENATE([.E11]; &quot;+(&quot;; [.F11]; &quot;)&quot;)" office:value-type="string" office:string-value="8.18+(3.17)" calcext:value-type="string">
            <text:p>8.18+(3.17)</text:p>
          </table:table-cell>
          <table:table-cell table:style-name="ce17" table:formula="of:=CONCATENATE([.G11]; &quot;+(&quot;; [.H11]; &quot;)&quot;)" office:value-type="string" office:string-value="8.47+(1.9)" calcext:value-type="string">
            <text:p>8.47+(1.9)</text:p>
          </table:table-cell>
          <table:table-cell table:style-name="ce17" table:formula="of:=CONCATENATE([.I11]; &quot;+(&quot;; [.J11]; &quot;)&quot;)" office:value-type="string" office:string-value="8.98+(3.16)" calcext:value-type="string">
            <text:p>8.98+(3.16)</text:p>
          </table:table-cell>
          <table:table-cell table:style-name="ce17" table:formula="of:=CONCATENATE([.K11]; &quot;+(&quot;; [.L11]; &quot;)&quot;)" office:value-type="string" office:string-value="21.87+(4.67)" calcext:value-type="string">
            <text:p>21.87+(4.67)</text:p>
          </table:table-cell>
          <table:table-cell table:style-name="ce17" table:formula="of:=CONCATENATE([.M11]; &quot;+(&quot;; [.N11]; &quot;)&quot;)" office:value-type="string" office:string-value="10.22+(4.82)" calcext:value-type="string">
            <text:p>10.22+(4.82)</text:p>
          </table:table-cell>
          <table:table-cell table:style-name="ce17" table:formula="of:=CONCATENATE([.O11]; &quot;+(&quot;; [.P11]; &quot;)&quot;)" office:value-type="string" office:string-value="3.92+(1.9)" calcext:value-type="string">
            <text:p>3.92+(1.9)</text:p>
          </table:table-cell>
          <table:table-cell table:style-name="ce17" table:formula="of:=CONCATENATE([.Q11]; &quot;+(&quot;; [.R11]; &quot;)&quot;)" office:value-type="string" office:string-value="12.71+(4.11)" calcext:value-type="string">
            <text:p>12.71+(4.11)</text:p>
          </table:table-cell>
          <table:table-cell table:style-name="ce17" table:formula="of:=CONCATENATE([.S11]; &quot;+(&quot;; [.T11]; &quot;)&quot;)" office:value-type="string" office:string-value="6.61+(3.25)" calcext:value-type="string">
            <text:p>6.61+(3.25)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/>
        </table:table-row>
        <table:table-row table:style-name="ro1">
          <table:table-cell table:style-name="ce7" office:value-type="string" calcext:value-type="string" table:number-columns-spanned="1" table:number-rows-spanned="4">
            <text:p>PO4</text:p>
          </table:table-cell>
          <table:table-cell office:value-type="string" calcext:value-type="string">
            <text:p>Ambient+Placebo</text:p>
          </table:table-cell>
          <table:table-cell table:style-name="ce15" table:number-columns-repeated="4"/>
          <table:table-cell table:style-name="ce15" table:formula="of:=CONCATENATE([.K12]; &quot;+(&quot;; [.L12]; &quot;)&quot;)" office:value-type="string" office:string-value="0.4+(0.05)" calcext:value-type="string">
            <text:p>0.4+(0.05)</text:p>
          </table:table-cell>
          <table:table-cell table:style-name="ce15" table:formula="of:=CONCATENATE([.M12]; &quot;+(&quot;; [.N12]; &quot;)&quot;)" office:value-type="string" office:string-value="0+(0.66)" calcext:value-type="string">
            <text:p>0+(0.66)</text:p>
          </table:table-cell>
          <table:table-cell table:style-name="ce15" table:formula="of:=CONCATENATE([.O12]; &quot;+(&quot;; [.P12]; &quot;)&quot;)" office:value-type="string" office:string-value="0+(0.22)" calcext:value-type="string">
            <text:p>0+(0.22)</text:p>
          </table:table-cell>
          <table:table-cell table:style-name="ce15" table:formula="of:=CONCATENATE([.Q12]; &quot;+(&quot;; [.R12]; &quot;)&quot;)" office:value-type="string" office:string-value="0.09+(1.98)" calcext:value-type="string">
            <text:p>0.09+(1.98)</text:p>
          </table:table-cell>
          <table:table-cell table:style-name="ce15" table:formula="of:=CONCATENATE([.S12]; &quot;+(&quot;; [.T12]; &quot;)&quot;)" office:value-type="string" office:string-value="0.01+(0.69)" calcext:value-type="string">
            <text:p>0.01+(0.69)</text:p>
          </table:table-cell>
          <table:table-cell table:number-columns-repeated="2"/>
          <table:table-cell table:style-name="ce15"/>
          <table:table-cell table:number-columns-repeated="5"/>
          <table:table-cell table:style-name="ce15"/>
          <table:table-cell/>
        </table:table-row>
        <table:table-row table:style-name="ro1">
          <table:covered-table-cell table:style-name="ce5"/>
          <table:table-cell office:value-type="string" calcext:value-type="string">
            <text:p>Ambient+Disease</text:p>
          </table:table-cell>
          <table:table-cell table:style-name="ce16" table:number-columns-repeated="4"/>
          <table:table-cell table:style-name="ce16" table:formula="of:=CONCATENATE([.K13]; &quot;+(&quot;; [.L13]; &quot;)&quot;)" office:value-type="string" office:string-value="0.37+(0.11)" calcext:value-type="string">
            <text:p>0.37+(0.11)</text:p>
          </table:table-cell>
          <table:table-cell table:style-name="ce16" table:formula="of:=CONCATENATE([.M13]; &quot;+(&quot;; [.N13]; &quot;)&quot;)" office:value-type="string" office:string-value="0+(0.38)" calcext:value-type="string">
            <text:p>0+(0.38)</text:p>
          </table:table-cell>
          <table:table-cell table:style-name="ce16" table:formula="of:=CONCATENATE([.O13]; &quot;+(&quot;; [.P13]; &quot;)&quot;)" office:value-type="string" office:string-value="0+(0.12)" calcext:value-type="string">
            <text:p>0+(0.12)</text:p>
          </table:table-cell>
          <table:table-cell table:style-name="ce16" table:formula="of:=CONCATENATE([.Q13]; &quot;+(&quot;; [.R13]; &quot;)&quot;)" office:value-type="string" office:string-value="0.4+(1.7)" calcext:value-type="string">
            <text:p>0.4+(1.7)</text:p>
          </table:table-cell>
          <table:table-cell table:style-name="ce16" table:formula="of:=CONCATENATE([.S13]; &quot;+(&quot;; [.T13]; &quot;)&quot;)" office:value-type="string" office:string-value="0.04+(1.01)" calcext:value-type="string">
            <text:p>0.04+(1.01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5"/>
          <table:table-cell office:value-type="string" calcext:value-type="string">
            <text:p>NH4+Placebo</text:p>
          </table:table-cell>
          <table:table-cell table:style-name="ce16" table:number-columns-repeated="4"/>
          <table:table-cell table:style-name="ce16" table:formula="of:=CONCATENATE([.K14]; &quot;+(&quot;; [.L14]; &quot;)&quot;)" office:value-type="string" office:string-value="0.21+(0.12)" calcext:value-type="string">
            <text:p>0.21+(0.12)</text:p>
          </table:table-cell>
          <table:table-cell table:style-name="ce16" table:formula="of:=CONCATENATE([.M14]; &quot;+(&quot;; [.N14]; &quot;)&quot;)" office:value-type="string" office:string-value="0+(1.71)" calcext:value-type="string">
            <text:p>0+(1.71)</text:p>
          </table:table-cell>
          <table:table-cell table:style-name="ce16" table:formula="of:=CONCATENATE([.O14]; &quot;+(&quot;; [.P14]; &quot;)&quot;)" office:value-type="string" office:string-value="0+(0.41)" calcext:value-type="string">
            <text:p>0+(0.41)</text:p>
          </table:table-cell>
          <table:table-cell table:style-name="ce16" table:formula="of:=CONCATENATE([.Q14]; &quot;+(&quot;; [.R14]; &quot;)&quot;)" office:value-type="string" office:string-value="0.19+(1.49)" calcext:value-type="string">
            <text:p>0.19+(1.49)</text:p>
          </table:table-cell>
          <table:table-cell table:style-name="ce16" table:formula="of:=CONCATENATE([.S14]; &quot;+(&quot;; [.T14]; &quot;)&quot;)" office:value-type="string" office:string-value="0.04+(0.94)" calcext:value-type="string">
            <text:p>0.04+(0.94)</text:p>
          </table:table-cell>
          <table:table-cell table:number-columns-repeated="2"/>
          <table:table-cell table:style-name="ce16"/>
          <table:table-cell table:number-columns-repeated="5"/>
          <table:table-cell table:style-name="ce16"/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NH4+Disease</text:p>
          </table:table-cell>
          <table:table-cell table:style-name="ce17" table:number-columns-repeated="4"/>
          <table:table-cell table:style-name="ce17" table:formula="of:=CONCATENATE([.K15]; &quot;+(&quot;; [.L15]; &quot;)&quot;)" office:value-type="string" office:string-value="0.25+(0.14)" calcext:value-type="string">
            <text:p>0.25+(0.14)</text:p>
          </table:table-cell>
          <table:table-cell table:style-name="ce17" table:formula="of:=CONCATENATE([.M15]; &quot;+(&quot;; [.N15]; &quot;)&quot;)" office:value-type="string" office:string-value="0.03+(0.41)" calcext:value-type="string">
            <text:p>0.03+(0.41)</text:p>
          </table:table-cell>
          <table:table-cell table:style-name="ce17" table:formula="of:=CONCATENATE([.O15]; &quot;+(&quot;; [.P15]; &quot;)&quot;)" office:value-type="string" office:string-value="0+(0.3)" calcext:value-type="string">
            <text:p>0+(0.3)</text:p>
          </table:table-cell>
          <table:table-cell table:style-name="ce17" table:formula="of:=CONCATENATE([.Q15]; &quot;+(&quot;; [.R15]; &quot;)&quot;)" office:value-type="string" office:string-value="0.2+(2.19)" calcext:value-type="string">
            <text:p>0.2+(2.19)</text:p>
          </table:table-cell>
          <table:table-cell table:style-name="ce17" table:formula="of:=CONCATENATE([.S15]; &quot;+(&quot;; [.T15]; &quot;)&quot;)" office:value-type="string" office:string-value="0.02+(1)" calcext:value-type="string">
            <text:p>0.02+(1)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/>
        </table:table-row>
        <table:table-row table:style-name="ro1" table:number-rows-repeated="104854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4T19:21:32.284715690</dc:date>
    <meta:editing-duration>PT3H11M59S</meta:editing-duration>
    <meta:editing-cycles>6</meta:editing-cycles>
    <meta:generator>LibreOffice/6.4.7.2$Linux_X86_64 LibreOffice_project/40$Build-2</meta:generator>
    <meta:document-statistic meta:table-count="1" meta:cell-count="369" meta:object-count="0"/>
  </office:meta>
</office:document-meta>
</file>